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254cm"/>
    </style:style>
    <style:style style:name="co3" style:family="table-column">
      <style:table-column-properties fo:break-before="auto" style:column-width="4.5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">
          <table:table-cell table:number-columns-repeated="4"/>
        </table:table-row>
        <table:table-row table:style-name="ro2">
          <table:table-cell office:value-type="string">
            <text:p>Ausleihe </text:p>
          </table:table-cell>
          <table:table-cell office:value-type="float" office:value="1">
            <text:p>1</text:p>
          </table:table-cell>
          <table:table-cell office:value-type="string">
            <text:p>Arri Tageslichtscheinwerfer</text:p>
          </table:table-cell>
          <table:table-cell office:value-type="string">
            <text:p>mit Vorschaltgerät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ETC Source Four LED Series 2 Lustr </text:p>
          </table:table-cell>
          <table:table-cell office:value-type="string">
            <text:p>PowerCon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Elation Platinum Seven</text:p>
          </table:table-cell>
          <table:table-cell office:value-type="string">
            <text:p>PowerCon True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JB-Lighting VaryScan P7</text:p>
          </table:table-cell>
          <table:table-cell office:value-type="string">
            <text:p>PowerCon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dot2 </text:p>
          </table:table-cell>
          <table:table-cell office:value-type="string">
            <text:p>PowerCon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Jeti specbos 1211</text:p>
          </table:table-cell>
          <table:table-cell office:value-type="string">
            <text:p>mit Zubehör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UPRtek LED Meter MK350S</text:p>
          </table:table-cell>
          <table:table-cell office:value-type="string">
            <text:p>mit Zubehör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AR 64</text:p>
          </table:table-cell>
          <table:table-cell office:value-type="string">
            <text:p>mit Handdimmer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Lee Filter 027 Medium Re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Kabelbrück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DMX-Kabel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DI-Kabel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Kamera PXW200 mit Speicherkarte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tativ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OLED-Monitor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Waveformmonitor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4.06.2018</text:date>, <text:time>17:03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6-04T15:23:05.87</meta:creation-date>
    <dc:date>2018-06-04T17:03:09.32</dc:date>
    <dc:creator>Matthias Held</dc:creator>
    <meta:editing-duration>PT9M12S</meta:editing-duration>
    <meta:editing-cycles>1</meta:editing-cycles>
    <meta:document-statistic meta:table-count="3" meta:cell-count="38" meta:object-count="0"/>
    <meta:generator>OpenOffice/4.1.5$Win32 OpenOffice.org_project/415m1$Build-9789</meta:generator>
  </office:meta>
</office:document-meta>
</file>